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d6f3" officeooo:paragraph-rsid="0010d6f3"/>
    </style:style>
    <style:style style:name="T1" style:family="text">
      <style:text-properties officeooo:rsid="00118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dinpainting</text:p>
      <text:p text:style-name="P1"/>
      <text:p text:style-name="Standard"><text:span text:style-name="T1">pth pytorch での重みの保存形式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4:42:12.048125775</meta:creation-date>
    <dc:date>2020-09-18T14:52:56.714350336</dc:date>
    <meta:editing-duration>PT10M1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2" meta:word-count="12" meta:character-count="33" meta:non-whitespace-character-count="31"/>
  </office:meta>
</office:document-meta>
</file>